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language="pt" fo:country="BR" officeooo:rsid="0004c9b0" officeooo:paragraph-rsid="0004c9b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pt" fo:country="BR" fo:font-weight="bold" officeooo:rsid="0006344d" officeooo:paragraph-rsid="0006344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language="pt" fo:country="BR" fo:font-weight="bold" officeooo:rsid="000a7be5" officeooo:paragraph-rsid="000a7be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language="pt" fo:country="BR" fo:font-weight="bold" officeooo:rsid="001e1751" officeooo:paragraph-rsid="001e1751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a7be5" officeooo:paragraph-rsid="000a7be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c6cc9" officeooo:paragraph-rsid="000c6cc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1024e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06344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024e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1b28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e1751" officeooo:paragraph-rsid="001e1751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officeooo:rsid="001024e6" officeooo:paragraph-rsid="001024e6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officeooo:paragraph-rsid="000c6cc9"/>
    </style:style>
    <style:style style:name="P14" style:family="paragraph" style:parent-style-name="Standard">
      <style:paragraph-properties fo:text-align="start" style:justify-single-word="false"/>
      <style:text-properties officeooo:paragraph-rsid="0021182e"/>
    </style:style>
    <style:style style:name="P15" style:family="paragraph" style:parent-style-name="Standard">
      <style:paragraph-properties fo:text-align="start" style:justify-single-word="false"/>
      <style:text-properties fo:color="#c9211e" fo:font-size="11pt" fo:language="pt" fo:country="BR" fo:font-weight="bold" officeooo:rsid="0011b283" officeooo:paragraph-rsid="001024e6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fo:font-weight="normal" officeooo:paragraph-rsid="001024e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1e1751" officeooo:paragraph-rsid="001e1751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e1751" officeooo:paragraph-rsid="001e1751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e1751" officeooo:paragraph-rsid="001e1751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e1751" officeooo:paragraph-rsid="00249d18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e1751" officeooo:paragraph-rsid="001e175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49d18" officeooo:paragraph-rsid="00249d1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1b283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202a8" style:font-weight-asian="normal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weight="bold" officeooo:rsid="001ca96d" style:font-weight-asian="bold" style:font-weight-complex="bold"/>
    </style:style>
    <style:style style:name="T5" style:family="text">
      <style:text-properties fo:language="pt" fo:country="BR" fo:font-weight="bold" officeooo:rsid="001e1751" style:font-weight-asian="bold" style:font-weight-complex="bold"/>
    </style:style>
    <style:style style:name="T6" style:family="text">
      <style:text-properties fo:language="pt" fo:country="BR" fo:font-weight="bold" officeooo:rsid="00249d18" style:font-weight-asian="bold" style:font-weight-complex="bold"/>
    </style:style>
    <style:style style:name="T7" style:family="text">
      <style:text-properties officeooo:rsid="0006344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6cc9"/>
    </style:style>
    <style:style style:name="T10" style:family="text">
      <style:text-properties fo:font-size="11pt" fo:language="pt" fo:country="BR" fo:font-weight="bold" officeooo:rsid="001024e6" style:font-size-asian="11pt" style:font-weight-asian="bold" style:font-size-complex="11pt" style:font-weight-complex="bold"/>
    </style:style>
    <style:style style:name="T11" style:family="text">
      <style:text-properties fo:font-size="11pt" fo:language="pt" fo:country="BR" fo:font-weight="bold" officeooo:rsid="0011b283" style:font-size-asian="11pt" style:font-weight-asian="bold" style:font-size-complex="11pt" style:font-weight-complex="bold"/>
    </style:style>
    <style:style style:name="T12" style:family="text">
      <style:text-properties fo:font-size="11pt" fo:language="pt" fo:country="BR" fo:font-weight="bold" officeooo:rsid="001ca96d" style:font-size-asian="11pt" style:font-weight-asian="bold" style:font-size-complex="11pt" style:font-weight-complex="bold"/>
    </style:style>
    <style:style style:name="T13" style:family="text">
      <style:text-properties fo:font-size="11pt" fo:language="pt" fo:country="BR" fo:font-weight="bold" officeooo:rsid="000c6cc9" style:font-size-asian="11pt" style:font-weight-asian="bold" style:font-size-complex="11pt" style:font-weight-complex="bold"/>
    </style:style>
    <style:style style:name="T14" style:family="text">
      <style:text-properties fo:font-size="11pt" fo:language="pt" fo:country="BR" fo:font-weight="bold" officeooo:rsid="001d7b72" style:font-size-asian="11pt" style:font-weight-asian="bold" style:font-size-complex="11pt" style:font-weight-complex="bold"/>
    </style:style>
    <style:style style:name="T15" style:family="text">
      <style:text-properties fo:font-size="11pt" fo:language="pt" fo:country="BR" fo:font-weight="bold" officeooo:rsid="001e1751" style:font-size-asian="11pt" style:font-weight-asian="bold" style:font-size-complex="11pt" style:font-weight-complex="bold"/>
    </style:style>
    <style:style style:name="T16" style:family="text">
      <style:text-properties fo:font-size="11pt" fo:language="pt" fo:country="BR" fo:font-weight="bold" officeooo:rsid="00249d18" style:font-size-asian="11pt" style:font-weight-asian="bold" style:font-size-complex="11pt" style:font-weight-complex="bold"/>
    </style:style>
    <style:style style:name="T17" style:family="text">
      <style:text-properties fo:font-size="11pt" fo:language="pt" fo:country="BR" fo:font-weight="normal" officeooo:rsid="000c6cc9" style:font-size-asian="11pt" style:font-weight-asian="normal" style:font-size-complex="11pt" style:font-weight-complex="normal"/>
    </style:style>
    <style:style style:name="T18" style:family="text">
      <style:text-properties fo:font-size="11pt" fo:language="pt" fo:country="BR" fo:font-weight="normal" officeooo:rsid="001e1751" style:font-size-asian="11pt" style:font-weight-asian="normal" style:font-size-complex="11pt" style:font-weight-complex="normal"/>
    </style:style>
    <style:style style:name="T19" style:family="text">
      <style:text-properties fo:font-size="11pt" fo:language="pt" fo:country="BR" fo:font-weight="normal" officeooo:rsid="0011b283" style:font-size-asian="11pt" style:font-weight-asian="normal" style:font-size-complex="11pt" style:font-weight-complex="normal"/>
    </style:style>
    <style:style style:name="T20" style:family="text">
      <style:text-properties fo:font-size="11pt" fo:language="pt" fo:country="BR" fo:font-weight="normal" officeooo:rsid="00249d18" style:font-size-asian="11pt" style:font-weight-asian="normal" style:font-size-complex="11pt" style:font-weight-complex="normal"/>
    </style:style>
    <style:style style:name="T21" style:family="text">
      <style:text-properties fo:font-size="11pt" fo:language="pt" fo:country="BR" fo:font-weight="normal" officeooo:rsid="001202a8" style:font-size-asian="11pt" style:font-weight-asian="normal" style:font-size-complex="11pt" style:font-weight-complex="normal"/>
    </style:style>
    <style:style style:name="T22" style:family="text">
      <style:text-properties fo:font-size="11pt" fo:language="pt" fo:country="BR" officeooo:rsid="001024e6" style:font-size-asian="11pt" style:font-size-complex="11pt"/>
    </style:style>
    <style:style style:name="T23" style:family="text">
      <style:text-properties fo:font-size="11pt" fo:language="pt" fo:country="BR" officeooo:rsid="001ca96d" style:font-size-asian="11pt" style:font-size-complex="11pt"/>
    </style:style>
    <style:style style:name="T24" style:family="text">
      <style:text-properties fo:font-size="11pt" fo:language="pt" fo:country="BR" officeooo:rsid="0011b283" style:font-size-asian="11pt" style:font-size-complex="11pt"/>
    </style:style>
    <style:style style:name="T25" style:family="text">
      <style:text-properties officeooo:rsid="0021182e"/>
    </style:style>
    <style:style style:name="T26" style:family="text">
      <style:text-properties officeooo:rsid="002440df"/>
    </style:style>
    <style:style style:name="T27" style:family="text">
      <style:text-properties officeooo:rsid="00249d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Software para a WEB – SI e ES</text:p>
      <text:p text:style-name="P1">Professor: Jefferson de Carvalho Silva</text:p>
      <text:p text:style-name="P1">Semestre <text:span text:style-name="T7">2020.1 </text:span></text:p>
      <text:p text:style-name="P1"/>
      <text:p text:style-name="P2">Atividade <text:span text:style-name="T26">4</text:span></text:p>
      <text:p text:style-name="P2"/>
      <text:p text:style-name="P3">Leia com atenção as instruções abaixo:</text:p>
      <text:p text:style-name="P2"/>
      <text:p text:style-name="P5">Para toda a disciplina, até o fim do semestre, você <text:span text:style-name="T8">DEVE </text:span>criar um repositório do GITHUB. Sugiro que crie repositório com <text:span text:style-name="T9">o nome</text:span> <text:span text:style-name="T8">WEB_2020_1</text:span>, por exemplo.</text:p>
      <text:p text:style-name="P5"/>
      <text:p text:style-name="P5">Em <text:span text:style-name="T8">WEB_2020_1, </text:span>ou o nome que você tiver escolhido, CADA UMA das atividades será um projeto (pasta) separada. Por exemplo, na atividade deste documento, você deverá criar um projeto com <text:span text:style-name="T8">create-react-app</text:span>. Na próxima atividade, um novo projeto. E assim por diante.</text:p>
      <text:p text:style-name="P5"/>
      <text:p text:style-name="P13"><text:span text:style-name="T17">As atividades terão um prazo de entrega, e serão </text:span><text:span text:style-name="T13">individuais</text:span><text:span text:style-name="T17">. A entrega é feita no </text:span><text:span text:style-name="T13">SIPPA</text:span><text:span text:style-name="T17">, com o envio de um arquivo </text:span><text:span text:style-name="T14">HTML</text:span><text:span text:style-name="T17"> apenas com o link da sua atividade implementada NO REPOSITÓRIO, como explicado acima.</text:span></text:p>
      <text:p text:style-name="P6"/>
      <text:p text:style-name="P6">------------------------------------------------------------------------------------------------------------------------</text:p>
      <text:p text:style-name="P8"/>
      <text:p text:style-name="P4">Material assíncrono para esta atividade:</text:p>
      <text:p text:style-name="P11"/>
      <text:p text:style-name="P14"><text:span text:style-name="T18">Slides: </text:span><text:a xlink:type="simple" xlink:href="https://github.com/jeffersoncarvalho/WEB_2020-1/blob/master/SLIDES/aula03-crud.pdf" text:style-name="Internet_20_link" text:visited-style-name="Visited_20_Internet_20_Link">https://github.com/jeffersoncarvalho/WEB_2020-1/blob/master/SLIDES/aula03-crud.p</text:a><text:a xlink:type="simple" xlink:href="https://github.com/jeffersoncarvalho/WEB_2020-1/blob/master/SLIDES/aula03-crud.pdf" text:style-name="Internet_20_link" text:visited-style-name="Visited_20_Internet_20_Link"><text:span text:style-name="T25">df</text:span></text:a></text:p>
      <text:p text:style-name="P14"><text:s/></text:p>
      <text:list xml:id="list3396589081" text:style-name="L1">
        <text:list-item>
          <text:p text:style-name="P18">Leia <text:span text:style-name="T27">a partir do slide 36 (Listar, Apagar e Editar)</text:span></text:p>
        </text:list-item>
        <text:list-item>
          <text:p text:style-name="P18">Use Bootstrap, Routes e Json-Server.</text:p>
          <text:p text:style-name="P18"/>
        </text:list-item>
      </text:list>
      <text:p text:style-name="P17">Vídeos: </text:p>
      <text:list xml:id="list803916201" text:style-name="L2">
        <text:list-item>
          <text:p text:style-name="P19">Aula 05 – Parte 0<text:span text:style-name="T27">4</text:span>: <text:a xlink:type="simple" xlink:href="https://youtu.be/ans1sTxJxFg" text:style-name="Internet_20_link" text:visited-style-name="Visited_20_Internet_20_Link">https://youtu.be/ans1sTxJxFg</text:a></text:p>
        </text:list-item>
        <text:list-item>
          <text:p text:style-name="P20">Aula 05 – Parte <text:span text:style-name="T27">FINAL</text:span>: <text:a xlink:type="simple" xlink:href="https://youtu.be/aLGSHo3keSE" text:style-name="Internet_20_link" text:visited-style-name="Visited_20_Internet_20_Link">https://youtu.be/aLGSHo3keS</text:a></text:p>
        </text:list-item>
      </text:list>
      <text:p text:style-name="P21"/>
      <text:p text:style-name="P22">A tarefa de vocês CONTINUAR a Atividade 3, com as funcionalidades LISTAR, EDITAR e APAGAR.</text:p>
      <text:p text:style-name="P22"/>
      <text:p text:style-name="P22">Vocês podem continuar o MESMO projeto da Atividade 3 (recomendado) ou criar um novo. Se optarem por continuar, enviem o link da atividade 3 novamente no SIPPA, em AR4. Caso optem por criar um projeto novo, enviem o link do projeto novo no SIPPA, também em AR4.</text:p>
      <text:p text:style-name="P8"/>
      <text:p text:style-name="P7">------------------------------------------------------------------------------------------------------------------------</text:p>
      <text:p text:style-name="P7"/>
      <text:p text:style-name="P12"><text:span text:style-name="T3">Prazo de Entrega: até as 23:59 do dia </text:span><text:span text:style-name="T5">1</text:span><text:span text:style-name="T6">6</text:span><text:span text:style-name="T3">/0</text:span><text:span text:style-name="T4">8</text:span><text:span text:style-name="T3">/2020 (</text:span><text:span text:style-name="T6">Domingo</text:span><text:span text:style-name="T3">)</text:span><text:span text:style-name="T1"> </text:span></text:p>
      <text:p text:style-name="P7"/>
      <text:p text:style-name="P16"><text:span text:style-name="T22">Atividade no </text:span><text:span text:style-name="T10">SIPPA</text:span><text:span text:style-name="T22"> para submeter o arquivo </text:span><text:span text:style-name="T12">HTML</text:span><text:span text:style-name="T22">: </text:span><text:span text:style-name="T11">AR</text:span><text:span text:style-name="T16">4</text:span><text:span text:style-name="T24">, em “Avaliações”. </text:span><text:span text:style-name="T23">O arquivo </text:span><text:span text:style-name="T12">HTML</text:span><text:span text:style-name="T23"> deve conter um link para o projeto atividade no </text:span><text:span text:style-name="T12">GITHUB</text:span><text:span text:style-name="T23">.</text:span></text:p>
      <text:p text:style-name="P15"/>
      <text:p text:style-name="P9">------------------------------------------------------------------------------------------------------------------------</text:p>
      <text:p text:style-name="P9"/>
      <text:p text:style-name="P23"><text:span text:style-name="T19">Não deixe para o último momento e </text:span><text:span text:style-name="T16">VERIFIQUE</text:span><text:span text:style-name="T19"> se seu arquivo foi submetido corretamente. Caso o SIPPA saia do ar, me envie um e-mail. </text:span><text:span text:style-name="T21">Abraços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8-12T08:53:36.130000000</dc:date>
    <meta:editing-duration>PT1H5M15S</meta:editing-duration>
    <meta:editing-cycles>24</meta:editing-cycles>
    <meta:document-statistic meta:table-count="0" meta:image-count="0" meta:object-count="0" meta:page-count="1" meta:paragraph-count="25" meta:word-count="289" meta:character-count="2149" meta:non-whitespace-character-count="1881"/>
  </office:meta>
</office:document-meta>
</file>